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b3b3b3" draw:marker-start-width="0.35cm" draw:marker-end-width="0.35cm" draw:fill="gradient" draw:fill-gradient-name="Gradient_20_9" draw:textarea-horizontal-align="left" draw:textarea-vertical-align="middle" fo:padding-top="0.175cm" fo:padding-bottom="0.175cm" fo:padding-left="0.3cm" fo:padding-right="0.3cm"/>
    </style:style>
    <style:style style:name="gr3" style:family="graphic" style:parent-style-name="standard" style:list-style-name="L1">
      <style:graphic-properties svg:stroke-width="0.1cm" svg:stroke-color="#b3b3b3" draw:marker-start-width="0.35cm" draw:marker-end-width="0.35cm" draw:fill="gradient" draw:fill-gradient-name="Gradient_20_9" draw:textarea-horizontal-align="left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svg:stroke-width="0.1cm" svg:stroke-color="#b3b3b3" draw:marker-start-width="0.35cm" draw:marker-end-width="0.35cm" draw:fill="gradient" draw:fill-gradient-name="Gradient_20_9" draw:textarea-horizontal-align="left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svg:stroke-width="0.1cm" svg:stroke-color="#b3b3b3" draw:marker-start-width="0.35cm" draw:marker-end-width="0.35cm" draw:fill="gradient" draw:fill-gradient-name="Gradient_20_9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svg:stroke-width="0.1cm" svg:stroke-color="#b3b3b3" draw:marker-start-width="0.35cm" draw:marker-end-width="0.35cm" draw:fill="gradient" draw:fill-gradient-name="Gradient_20_9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 style:list-style-name="L1">
      <style:graphic-properties svg:stroke-width="0.1cm" svg:stroke-color="#b3b3b3" draw:marker-start-width="0.35cm" draw:marker-end-width="0.35cm" draw:fill="gradient" draw:fill-gradient-name="Gradient_20_9" draw:textarea-horizontal-align="left" draw:textarea-vertical-align="top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18pt" style:font-size-complex="18pt"/>
    </style:style>
    <style:style style:name="P3" style:family="paragraph">
      <style:paragraph-properties fo:text-align="center"/>
      <style:text-properties fo:color="#ffffff" fo:font-family="Avalon" style:font-style-name="Fett" style:font-pitch="variable" fo:font-size="20pt" fo:font-weight="bold" style:font-size-asian="18pt" style:font-size-complex="18pt"/>
    </style:style>
    <style:style style:name="P4" style:family="paragraph">
      <style:paragraph-properties fo:text-align="center"/>
      <style:text-properties fo:color="#ffffff" fo:font-family="Avalon" style:font-style-name="Fett" style:font-pitch="variable" fo:font-size="20pt" fo:font-weight="bold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1" style:family="text">
      <style:text-properties fo:color="#ffffff" fo:font-family="Avalon" style:font-style-name="Fett" style:font-pitch="variable" fo:font-weight="bold"/>
    </style:style>
    <style:style style:name="T2" style:family="text">
      <style:text-properties fo:color="#ffffff" fo:font-family="Avalon" style:font-style-name="Fett" style:font-pitch="variable" fo:font-weight="bold" style:letter-kerning="true" style:font-family-asian="'Microsoft YaHei'" style:font-family-generic-asian="system" style:font-pitch-asian="variable" style:font-family-complex="Mangal" style:font-family-generic-complex="system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1.401cm" svg:height="11.85cm" svg:x="5.249cm" svg:y="2.85cm">
            <text:p/>
          </draw:rect>
          <draw:rect draw:style-name="gr2" draw:text-style-name="P3" draw:layer="layout" svg:width="10.877cm" svg:height="1.76cm" svg:x="5.518cm" svg:y="3.155cm">
            <text:p text:style-name="P2"><text:span text:style-name="T1">Header</text:span></text:p>
          </draw:rect>
          <draw:rect draw:style-name="gr3" draw:text-style-name="P4" draw:layer="layout" svg:width="10.877cm" svg:height="1.077cm" svg:x="5.518cm" svg:y="5.184cm">
            <text:p text:style-name="P2"><text:span text:style-name="T2">Toolbar</text:span></text:p>
          </draw:rect>
          <draw:rect draw:style-name="gr4" draw:text-style-name="P4" draw:layer="layout" svg:width="10.877cm" svg:height="1.58cm" svg:x="5.518cm" svg:y="12.815cm">
            <text:p text:style-name="P4">Footer</text:p>
          </draw:rect>
          <draw:rect draw:style-name="gr5" draw:text-style-name="P4" draw:layer="layout" svg:width="6.014cm" svg:height="1.975cm" draw:transform="rotate (1.5707963267946) translate (5.518cm 12.545cm)">
            <text:p text:style-name="P2"><text:span text:style-name="T2">Left Column</text:span></text:p>
          </draw:rect>
          <draw:rect draw:style-name="gr6" draw:text-style-name="P4" draw:layer="layout" svg:width="6.014cm" svg:height="1.9cm" draw:transform="rotate (1.5707963267946) translate (14.495cm 12.545cm)">
            <text:p text:style-name="P2"><text:span text:style-name="T2">Right Column</text:span></text:p>
          </draw:rect>
          <draw:rect draw:style-name="gr7" draw:text-style-name="P4" draw:layer="layout" svg:width="6.464cm" svg:height="6.014cm" svg:x="7.762cm" svg:y="6.531cm">
            <text:p text:style-name="P2"><text:span text:style-name="T2">Center Column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ff" draw:end-color="#00008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 Diawara</meta:initial-creator>
    <meta:creation-date>2013-01-08T23:51:29.55</meta:creation-date>
    <dc:date>2013-01-09T21:31:48.53</dc:date>
    <dc:creator>Robert Diawara</dc:creator>
    <meta:editing-duration>PT33M18S</meta:editing-duration>
    <meta:editing-cycles>5</meta:editing-cycles>
    <meta:generator>LibreOffice/3.3$Win32 LibreOffice_project/330m19$Build-202</meta:generator>
    <meta:document-statistic meta:object-count="8"/>
  </office:meta>
</office:document-meta>
</file>